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f28a" officeooo:paragraph-rsid="001df28a" style:font-size-asian="11pt" style:font-size-complex="11pt"/>
    </style:style>
    <style:style style:name="P2" style:family="paragraph" style:parent-style-name="Standard">
      <style:text-properties fo:font-size="11pt" officeooo:rsid="001df28a" officeooo:paragraph-rsid="00673034" style:font-size-asian="11pt" style:font-size-complex="11pt"/>
    </style:style>
    <style:style style:name="P3" style:family="paragraph" style:parent-style-name="Standard">
      <style:text-properties fo:font-size="11pt" officeooo:rsid="0034611f" officeooo:paragraph-rsid="001df28a" style:font-size-asian="11pt" style:font-size-complex="11pt"/>
    </style:style>
    <style:style style:name="P4" style:family="paragraph" style:parent-style-name="Standard">
      <style:text-properties fo:font-size="11pt" officeooo:rsid="001eff8b" officeooo:paragraph-rsid="001eff8b" style:font-size-asian="11pt" style:font-size-complex="11pt"/>
    </style:style>
    <style:style style:name="P5" style:family="paragraph" style:parent-style-name="Standard">
      <style:text-properties fo:font-size="11pt" officeooo:rsid="003669ef" officeooo:paragraph-rsid="001eff8b" style:font-size-asian="11pt" style:font-size-complex="11pt"/>
    </style:style>
    <style:style style:name="P6" style:family="paragraph" style:parent-style-name="Standard">
      <style:text-properties fo:font-size="11pt" officeooo:rsid="002401b1" officeooo:paragraph-rsid="002401b1" style:font-size-asian="11pt" style:font-size-complex="11pt"/>
    </style:style>
    <style:style style:name="P7" style:family="paragraph" style:parent-style-name="Standard">
      <style:text-properties fo:font-size="11pt" officeooo:rsid="00253a58" officeooo:paragraph-rsid="004947dd" style:font-size-asian="11pt" style:font-size-complex="11pt"/>
    </style:style>
    <style:style style:name="P8" style:family="paragraph" style:parent-style-name="Standard">
      <style:text-properties fo:font-size="11pt" officeooo:rsid="004947dd" officeooo:paragraph-rsid="004947dd" style:font-size-asian="11pt" style:font-size-complex="11pt"/>
    </style:style>
    <style:style style:name="P9" style:family="paragraph" style:parent-style-name="Standard">
      <style:text-properties fo:font-size="11pt" officeooo:rsid="004e691d" officeooo:paragraph-rsid="004e691d" style:font-size-asian="11pt" style:font-size-complex="11pt"/>
    </style:style>
    <style:style style:name="P10" style:family="paragraph" style:parent-style-name="Standard">
      <style:text-properties fo:font-size="11pt" officeooo:rsid="005b8185" officeooo:paragraph-rsid="005b8185" style:font-size-asian="11pt" style:font-size-complex="11pt"/>
    </style:style>
    <style:style style:name="P11" style:family="paragraph" style:parent-style-name="Standard">
      <style:text-properties fo:font-size="11pt" officeooo:rsid="0064a36a" officeooo:paragraph-rsid="0064a36a" style:font-size-asian="11pt" style:font-size-complex="11pt"/>
    </style:style>
    <style:style style:name="P12" style:family="paragraph" style:parent-style-name="Standard">
      <style:text-properties fo:color="#00a933" loext:opacity="100%" fo:font-size="11pt" fo:font-weight="bold" officeooo:rsid="001eff8b" officeooo:paragraph-rsid="0070b4b1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text-properties fo:font-size="11pt" officeooo:rsid="0034611f" officeooo:paragraph-rsid="001df28a" style:font-size-asian="11pt" style:font-size-complex="11pt"/>
    </style:style>
    <style:style style:name="P14" style:family="paragraph" style:parent-style-name="Standard" style:list-style-name="L1">
      <style:text-properties fo:font-size="11pt" officeooo:rsid="0034611f" officeooo:paragraph-rsid="00673034" style:font-size-asian="11pt" style:font-size-complex="11pt"/>
    </style:style>
    <style:style style:name="P15" style:family="paragraph" style:parent-style-name="Standard" style:list-style-name="L1">
      <style:text-properties fo:font-size="11pt" officeooo:rsid="003529fe" officeooo:paragraph-rsid="001df28a" style:font-size-asian="11pt" style:font-size-complex="11pt"/>
    </style:style>
    <style:style style:name="P16" style:family="paragraph" style:parent-style-name="Standard" style:list-style-name="L1">
      <style:text-properties fo:font-size="11pt" officeooo:rsid="003529fe" officeooo:paragraph-rsid="00673034" style:font-size-asian="11pt" style:font-size-complex="11pt"/>
    </style:style>
    <style:style style:name="P17" style:family="paragraph" style:parent-style-name="Standard" style:list-style-name="L1">
      <style:text-properties fo:font-size="11pt" officeooo:rsid="001df28a" officeooo:paragraph-rsid="001df28a" style:font-size-asian="11pt" style:font-size-complex="11pt"/>
    </style:style>
    <style:style style:name="P18" style:family="paragraph" style:parent-style-name="Standard" style:list-style-name="L1">
      <style:text-properties fo:font-size="11pt" officeooo:rsid="001df28a" officeooo:paragraph-rsid="00673034" style:font-size-asian="11pt" style:font-size-complex="11pt"/>
    </style:style>
    <style:style style:name="P19" style:family="paragraph" style:parent-style-name="Standard" style:list-style-name="L2">
      <style:text-properties fo:font-size="11pt" officeooo:rsid="002ac03f" officeooo:paragraph-rsid="001eff8b" style:font-size-asian="11pt" style:font-size-complex="11pt"/>
    </style:style>
    <style:style style:name="P20" style:family="paragraph" style:parent-style-name="Standard" style:list-style-name="L2">
      <style:text-properties fo:font-size="11pt" officeooo:rsid="002cba74" officeooo:paragraph-rsid="001eff8b" style:font-size-asian="11pt" style:font-size-complex="11pt"/>
    </style:style>
    <style:style style:name="P21" style:family="paragraph" style:parent-style-name="Standard" style:list-style-name="L2">
      <style:text-properties fo:font-size="11pt" officeooo:rsid="00302f4f" officeooo:paragraph-rsid="001eff8b" style:font-size-asian="11pt" style:font-size-complex="11pt"/>
    </style:style>
    <style:style style:name="P22" style:family="paragraph" style:parent-style-name="Standard" style:list-style-name="L2">
      <style:text-properties fo:font-size="11pt" officeooo:rsid="003669ef" officeooo:paragraph-rsid="001eff8b" style:font-size-asian="11pt" style:font-size-complex="11pt"/>
    </style:style>
    <style:style style:name="P23" style:family="paragraph" style:parent-style-name="Standard" style:list-style-name="L2">
      <style:text-properties fo:font-size="11pt" officeooo:rsid="0064a36a" officeooo:paragraph-rsid="0064a36a" style:font-size-asian="11pt" style:font-size-complex="11pt"/>
    </style:style>
    <style:style style:name="P24" style:family="paragraph" style:parent-style-name="Standard" style:list-style-name="L3">
      <style:text-properties fo:font-size="11pt" officeooo:rsid="0024d8a4" officeooo:paragraph-rsid="00388271" style:font-size-asian="11pt" style:font-size-complex="11pt"/>
    </style:style>
    <style:style style:name="P25" style:family="paragraph" style:parent-style-name="Standard" style:list-style-name="L3">
      <style:text-properties fo:font-size="11pt" officeooo:rsid="0024d8a4" officeooo:paragraph-rsid="0039f7fa" style:font-size-asian="11pt" style:font-size-complex="11pt"/>
    </style:style>
    <style:style style:name="P26" style:family="paragraph" style:parent-style-name="Standard" style:list-style-name="L3">
      <style:text-properties fo:font-size="11pt" officeooo:rsid="0024d8a4" officeooo:paragraph-rsid="003a7b38" style:font-size-asian="11pt" style:font-size-complex="11pt"/>
    </style:style>
    <style:style style:name="P27" style:family="paragraph" style:parent-style-name="Standard" style:list-style-name="L4">
      <style:text-properties fo:font-size="11pt" officeooo:rsid="004e691d" officeooo:paragraph-rsid="004e691d" style:font-size-asian="11pt" style:font-size-complex="11pt"/>
    </style:style>
    <style:style style:name="P28" style:family="paragraph" style:parent-style-name="Standard" style:list-style-name="L5">
      <style:text-properties fo:font-size="11pt" officeooo:rsid="005b8185" officeooo:paragraph-rsid="005b8185" style:font-size-asian="11pt" style:font-size-complex="11pt"/>
    </style:style>
    <style:style style:name="P29" style:family="paragraph" style:parent-style-name="Standard" style:list-style-name="L5">
      <style:text-properties fo:font-size="11pt" officeooo:rsid="005bf1f6" officeooo:paragraph-rsid="005bf1f6" style:font-size-asian="11pt" style:font-size-complex="11pt"/>
    </style:style>
    <style:style style:name="P30" style:family="paragraph" style:parent-style-name="Standard" style:list-style-name="L2">
      <style:text-properties fo:color="#000000" loext:opacity="100%" fo:font-size="11pt" officeooo:rsid="0039d885" officeooo:paragraph-rsid="001eff8b" style:font-size-asian="11pt" style:font-size-complex="11pt"/>
    </style:style>
    <style:style style:name="P31" style:family="paragraph" style:parent-style-name="Standard" style:list-style-name="L2">
      <style:text-properties fo:color="#000000" loext:opacity="100%" fo:font-size="11pt" officeooo:rsid="0031e06a" officeooo:paragraph-rsid="0031e06a" style:font-size-asian="11pt" style:font-size-complex="11pt"/>
    </style:style>
    <style:style style:name="P32" style:family="paragraph" style:parent-style-name="Standard" style:list-style-name="L2">
      <style:text-properties fo:color="#000000" loext:opacity="100%" fo:font-size="11pt" officeooo:rsid="00377365" officeooo:paragraph-rsid="00433f5e" style:font-size-asian="11pt" style:font-size-complex="11pt"/>
    </style:style>
    <style:style style:name="P33" style:family="paragraph" style:parent-style-name="Standard" style:list-style-name="L3">
      <style:text-properties fo:color="#000000" loext:opacity="100%" fo:font-size="11pt" fo:font-weight="normal" officeooo:rsid="0024d8a4" officeooo:paragraph-rsid="0033d0ed" style:font-size-asian="11pt" style:font-weight-asian="normal" style:font-size-complex="11pt" style:font-weight-complex="normal"/>
    </style:style>
    <style:style style:name="P34" style:family="paragraph" style:parent-style-name="Standard" style:list-style-name="L3">
      <style:text-properties fo:color="#000000" loext:opacity="100%" fo:font-size="11pt" fo:font-weight="normal" officeooo:rsid="00355482" officeooo:paragraph-rsid="00355482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text-properties fo:color="#00a933" loext:opacity="100%" fo:font-size="11pt" fo:font-weight="bold" officeooo:rsid="0039d885" officeooo:paragraph-rsid="0070b4b1" style:font-size-asian="11pt" style:font-weight-asian="bold" style:font-size-complex="11pt" style:font-weight-complex="bold"/>
    </style:style>
    <style:style style:name="P36" style:family="paragraph" style:parent-style-name="Standard" style:list-style-name="L2">
      <style:text-properties fo:color="#00a933" loext:opacity="100%" fo:font-size="11pt" fo:font-weight="bold" officeooo:rsid="0031e06a" officeooo:paragraph-rsid="0070b4b1" style:font-size-asian="11pt" style:font-weight-asian="bold" style:font-size-complex="11pt" style:font-weight-complex="bold"/>
    </style:style>
    <style:style style:name="P37" style:family="paragraph" style:parent-style-name="Standard" style:list-style-name="L2">
      <style:text-properties fo:color="#00a933" loext:opacity="100%" fo:font-size="11pt" fo:font-weight="bold" officeooo:rsid="00377365" officeooo:paragraph-rsid="0070b4b1" style:font-size-asian="11pt" style:font-weight-asian="bold" style:font-size-complex="11pt" style:font-weight-complex="bold"/>
    </style:style>
    <style:style style:name="P38" style:family="paragraph" style:parent-style-name="Standard" style:list-style-name="L2">
      <style:text-properties fo:color="#00a933" loext:opacity="100%" fo:font-size="11pt" fo:font-weight="bold" officeooo:rsid="002ac03f" officeooo:paragraph-rsid="0070b4b1" style:font-size-asian="11pt" style:font-weight-asian="bold" style:font-size-complex="11pt" style:font-weight-complex="bold"/>
    </style:style>
    <style:style style:name="P39" style:family="paragraph" style:parent-style-name="Standard" style:list-style-name="L2">
      <style:text-properties fo:color="#00a933" loext:opacity="100%" fo:font-size="11pt" fo:font-weight="bold" officeooo:rsid="002cba74" officeooo:paragraph-rsid="0070b4b1" style:font-size-asian="11pt" style:font-weight-asian="bold" style:font-size-complex="11pt" style:font-weight-complex="bold"/>
    </style:style>
    <style:style style:name="P40" style:family="paragraph" style:parent-style-name="Standard" style:list-style-name="L2">
      <style:text-properties fo:color="#00a933" loext:opacity="100%" fo:font-size="11pt" fo:font-weight="bold" officeooo:rsid="003669ef" officeooo:paragraph-rsid="0070b4b1" style:font-size-asian="11pt" style:font-weight-asian="bold" style:font-size-complex="11pt" style:font-weight-complex="bold"/>
    </style:style>
    <style:style style:name="P41" style:family="paragraph" style:parent-style-name="Standard" style:list-style-name="L2">
      <style:text-properties fo:color="#00a933" loext:opacity="100%" fo:font-size="11pt" fo:font-weight="bold" officeooo:rsid="0064a36a" officeooo:paragraph-rsid="0070b4b1" style:font-size-asian="11pt" style:font-weight-asian="bold" style:font-size-complex="11pt" style:font-weight-complex="bold"/>
    </style:style>
    <style:style style:name="P42" style:family="paragraph" style:parent-style-name="Standard" style:list-style-name="L3">
      <style:text-properties officeooo:paragraph-rsid="004947dd"/>
    </style:style>
    <style:style style:name="P43" style:family="paragraph" style:parent-style-name="Standard" style:list-style-name="L4">
      <style:text-properties officeooo:rsid="004947dd" officeooo:paragraph-rsid="004947dd"/>
    </style:style>
    <style:style style:name="P44" style:family="paragraph" style:parent-style-name="Standard" style:list-style-name="L4">
      <style:text-properties officeooo:rsid="004947dd" officeooo:paragraph-rsid="0049af7b"/>
    </style:style>
    <style:style style:name="T1" style:family="text">
      <style:text-properties officeooo:rsid="001df28a"/>
    </style:style>
    <style:style style:name="T2" style:family="text">
      <style:text-properties officeooo:rsid="00365cfe"/>
    </style:style>
    <style:style style:name="T3" style:family="text">
      <style:text-properties officeooo:rsid="0039d885"/>
    </style:style>
    <style:style style:name="T4" style:family="text">
      <style:text-properties officeooo:rsid="003b4b7d"/>
    </style:style>
    <style:style style:name="T5" style:family="text">
      <style:text-properties fo:color="#000000" loext:opacity="100%" officeooo:rsid="0039d885"/>
    </style:style>
    <style:style style:name="T6" style:family="text">
      <style:text-properties fo:color="#000000" loext:opacity="100%" officeooo:rsid="0093b36f"/>
    </style:style>
    <style:style style:name="T7" style:family="text">
      <style:text-properties fo:color="#000000" loext:opacity="100%" officeooo:rsid="009ab3a1"/>
    </style:style>
    <style:style style:name="T8" style:family="text">
      <style:text-properties fo:color="#000000" loext:opacity="100%" officeooo:rsid="00963ccb"/>
    </style:style>
    <style:style style:name="T9" style:family="text">
      <style:text-properties fo:color="#000000" loext:opacity="100%" officeooo:rsid="0099d126"/>
    </style:style>
    <style:style style:name="T10" style:family="text">
      <style:text-properties fo:color="#000000" loext:opacity="100%" officeooo:rsid="009a4c77"/>
    </style:style>
    <style:style style:name="T11" style:family="text">
      <style:text-properties officeooo:rsid="0036b6e4"/>
    </style:style>
    <style:style style:name="T12" style:family="text">
      <style:text-properties officeooo:rsid="002e5624"/>
    </style:style>
    <style:style style:name="T13" style:family="text">
      <style:text-properties officeooo:rsid="0021656c"/>
    </style:style>
    <style:style style:name="T14" style:family="text">
      <style:text-properties officeooo:rsid="0022943a"/>
    </style:style>
    <style:style style:name="T15" style:family="text">
      <style:text-properties officeooo:rsid="0023b295"/>
    </style:style>
    <style:style style:name="T16" style:family="text">
      <style:text-properties officeooo:rsid="002401b1"/>
    </style:style>
    <style:style style:name="T17" style:family="text">
      <style:text-properties officeooo:rsid="002f3fbf"/>
    </style:style>
    <style:style style:name="T18" style:family="text">
      <style:text-properties officeooo:rsid="0031e06a"/>
    </style:style>
    <style:style style:name="T19" style:family="text">
      <style:text-properties officeooo:rsid="003284f0"/>
    </style:style>
    <style:style style:name="T20" style:family="text">
      <style:text-properties officeooo:rsid="00377365"/>
    </style:style>
    <style:style style:name="T21" style:family="text">
      <style:text-properties officeooo:rsid="0038376c"/>
    </style:style>
    <style:style style:name="T22" style:family="text">
      <style:text-properties officeooo:rsid="003ae8bf"/>
    </style:style>
    <style:style style:name="T23" style:family="text">
      <style:text-properties officeooo:rsid="00433f5e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24d8a4" style:font-size-asian="11pt" style:font-size-complex="11pt"/>
    </style:style>
    <style:style style:name="T26" style:family="text">
      <style:text-properties fo:font-size="11pt" officeooo:rsid="00377365" style:font-size-asian="11pt" style:font-size-complex="11pt"/>
    </style:style>
    <style:style style:name="T27" style:family="text">
      <style:text-properties fo:font-size="11pt" officeooo:rsid="0038376c" style:font-size-asian="11pt" style:font-size-complex="11pt"/>
    </style:style>
    <style:style style:name="T28" style:family="text">
      <style:text-properties fo:font-size="11pt" officeooo:rsid="00253a58" style:font-size-asian="11pt" style:font-size-complex="11pt"/>
    </style:style>
    <style:style style:name="T29" style:family="text">
      <style:text-properties fo:font-size="11pt" officeooo:rsid="0026b13e" style:font-size-asian="11pt" style:font-size-complex="11pt"/>
    </style:style>
    <style:style style:name="T30" style:family="text">
      <style:text-properties fo:font-size="11pt" officeooo:rsid="0049af7b" style:font-size-asian="11pt" style:font-size-complex="11pt"/>
    </style:style>
    <style:style style:name="T31" style:family="text">
      <style:text-properties fo:font-size="11pt" officeooo:rsid="0049fc66" style:font-size-asian="11pt" style:font-size-complex="11pt"/>
    </style:style>
    <style:style style:name="T32" style:family="text">
      <style:text-properties fo:font-size="11pt" officeooo:rsid="004ff578" style:font-size-asian="11pt" style:font-size-complex="11pt"/>
    </style:style>
    <style:style style:name="T33" style:family="text">
      <style:text-properties fo:font-size="11pt" officeooo:rsid="0051d0de" style:font-size-asian="11pt" style:font-size-complex="11pt"/>
    </style:style>
    <style:style style:name="T34" style:family="text">
      <style:text-properties fo:font-size="11pt" officeooo:rsid="00538bef" style:font-size-asian="11pt" style:font-size-complex="11pt"/>
    </style:style>
    <style:style style:name="T35" style:family="text">
      <style:text-properties officeooo:rsid="005bf1f6"/>
    </style:style>
    <style:style style:name="T36" style:family="text">
      <style:text-properties officeooo:rsid="005c47ff"/>
    </style:style>
    <style:style style:name="T37" style:family="text">
      <style:text-properties officeooo:rsid="005d5617"/>
    </style:style>
    <style:style style:name="T38" style:family="text">
      <style:text-properties officeooo:rsid="005df096"/>
    </style:style>
    <style:style style:name="T39" style:family="text">
      <style:text-properties officeooo:rsid="00673034"/>
    </style:style>
    <style:style style:name="T40" style:family="text">
      <style:text-properties officeooo:rsid="0068d80d"/>
    </style:style>
    <style:style style:name="T41" style:family="text">
      <style:text-properties officeooo:rsid="00692b62"/>
    </style:style>
    <style:style style:name="T42" style:family="text">
      <style:text-properties officeooo:rsid="006a3464"/>
    </style:style>
    <style:style style:name="T43" style:family="text">
      <style:text-properties officeooo:rsid="006c30b7"/>
    </style:style>
    <style:style style:name="T44" style:family="text">
      <style:text-properties officeooo:rsid="006d0958"/>
    </style:style>
    <style:style style:name="T45" style:family="text">
      <style:text-properties officeooo:rsid="00725741"/>
    </style:style>
    <style:style style:name="T46" style:family="text">
      <style:text-properties officeooo:rsid="0073c103"/>
    </style:style>
    <style:style style:name="T47" style:family="text">
      <style:text-properties officeooo:rsid="0074a106"/>
    </style:style>
    <style:style style:name="T48" style:family="text">
      <style:text-properties officeooo:rsid="0077e323"/>
    </style:style>
    <style:style style:name="T49" style:family="text">
      <style:text-properties officeooo:rsid="007b2b0d"/>
    </style:style>
    <style:style style:name="T50" style:family="text">
      <style:text-properties officeooo:rsid="007c73d8"/>
    </style:style>
    <style:style style:name="T51" style:family="text">
      <style:text-properties officeooo:rsid="007cda36"/>
    </style:style>
    <style:style style:name="T52" style:family="text">
      <style:text-properties officeooo:rsid="0093b36f"/>
    </style:style>
    <style:style style:name="T53" style:family="text">
      <style:text-properties officeooo:rsid="00963ccb"/>
    </style:style>
    <style:style style:name="T54" style:family="text">
      <style:text-properties officeooo:rsid="009ab3a1"/>
    </style:style>
    <style:style style:name="T55" style:family="text">
      <style:text-properties officeooo:rsid="007efd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ons:</text:p>
      <text:list xml:id="list999193065" text:style-name="L1">
        <text:list-item>
          <text:p text:style-name="P13">Actions <text:span text:style-name="T1">consist in the following:</text:span></text:p>
          <text:list>
            <text:list-item>
              <text:p text:style-name="P13">P ~ play success</text:p>
            </text:list-item>
            <text:list-item>
              <text:p text:style-name="P13">Z ~ play sabotage, </text:p>
            </text:list-item>
            <text:list-item>
              <text:p text:style-name="P15">N ~ nominate mission team, </text:p>
            </text:list-item>
            <text:list-item>
              <text:p text:style-name="P13"><text:span text:style-name="T1">V ~ </text:span><text:span text:style-name="T13">cast </text:span><text:span text:style-name="T1">vote </text:span><text:span text:style-name="T14">regarding</text:span><text:span text:style-name="T1"> team, </text:span><text:span text:style-name="T2">V </text:span><text:span text:style-name="T3">= {A </text:span><text:span text:style-name="T4">~ accept </text:span><text:span text:style-name="T1">team</text:span><text:span text:style-name="T3">, R </text:span><text:span text:style-name="T4">~ reject </text:span><text:span text:style-name="T1">team</text:span><text:span text:style-name="T3">}</text:span></text:p>
            </text:list-item>
          </text:list>
        </text:list-item>
        <text:list-item>
          <text:p text:style-name="P17">Actions = {P, Z, N, V <text:span text:style-name="T15">= {</text:span>A, R<text:span text:style-name="T15">}</text:span>}</text:p>
        </text:list-item>
      </text:list>
      <text:p text:style-name="P1"/>
      <text:p text:style-name="P2"><text:span text:style-name="T39">Observations</text:span>:</text:p>
      <text:list xml:id="list152559625947428" text:continue-numbering="true" text:style-name="L1">
        <text:list-item>
          <text:p text:style-name="P14"><text:span text:style-name="T39">Observations</text:span> <text:span text:style-name="T1">consist in the following:</text:span></text:p>
          <text:list>
            <text:list-item>
              <text:p text:style-name="P14"><text:span text:style-name="T40">M</text:span> ~ <text:span text:style-name="T42">the mission succeeds</text:span></text:p>
            </text:list-item>
            <text:list-item>
              <text:p text:style-name="P14"><text:span text:style-name="T40">S</text:span> ~ <text:span text:style-name="T42">the mission was sabotaged,</text:span></text:p>
            </text:list-item>
            <text:list-item>
              <text:p text:style-name="P16"><text:span text:style-name="T41">T</text:span><text:span text:style-name="T47">(a)</text:span> ~ <text:span text:style-name="T42">Team T is nominated </text:span><text:span text:style-name="T47">by agent a</text:span>, </text:p>
            </text:list-item>
            <text:list-item>
              <text:p text:style-name="P14"><text:span text:style-name="T1">V</text:span><text:span text:style-name="T43">(a)</text:span><text:span text:style-name="T1"> ~ </text:span><text:span text:style-name="T43">Agent a casts vote V where</text:span><text:span text:style-name="T1"> </text:span><text:span text:style-name="T2">V </text:span><text:span text:style-name="T3">= {A </text:span><text:span text:style-name="T4">~ accept </text:span><text:span text:style-name="T1">team</text:span><text:span text:style-name="T3">, R </text:span><text:span text:style-name="T4">~ reject </text:span><text:span text:style-name="T1">team</text:span><text:span text:style-name="T3">}</text:span></text:p>
            </text:list-item>
          </text:list>
        </text:list-item>
        <text:list-item>
          <text:p text:style-name="P18"><text:span text:style-name="T44">Observations</text:span> = {<text:span text:style-name="T44">M</text:span>, <text:span text:style-name="T44">S</text:span>, <text:span text:style-name="T44">T</text:span>, V <text:span text:style-name="T15">= {</text:span>A, R<text:span text:style-name="T15">}</text:span>}</text:p>
        </text:list-item>
      </text:list>
      <text:p text:style-name="P1"/>
      <text:p text:style-name="P4">Probabilities to Track <text:span text:style-name="T45">Version 1</text:span>:</text:p>
      <text:list xml:id="list1957280063" text:style-name="L2">
        <text:list-item>
          <text:p text:style-name="P30">Let spy(a) = “agent a is a spy”</text:p>
        </text:list-item>
        <text:list-item>
          <text:p text:style-name="P31">Let action(a, b) = “agent a performs action b”</text:p>
        </text:list-item>
        <text:list-item>
          <text:p text:style-name="P32"><text:span text:style-name="T23">We w</text:span>ant to find the following posterior: P(spy(a) | action(<text:span text:style-name="T21">a</text:span>, b))</text:p>
        </text:list-item>
        <text:list-item>
          <text:p text:style-name="P19"><text:span text:style-name="T5">P(</text:span><text:span text:style-name="T6">spy(a) | </text:span><text:span text:style-name="T9">R</text:span><text:span text:style-name="T5">) = P(</text:span><text:span text:style-name="T9">R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9">R</text:span><text:span text:style-name="T5">)</text:span>, R = <text:span text:style-name="T12">agent </text:span>reject<text:span text:style-name="T12">s</text:span> team</text:p>
        </text:list-item>
        <text:list-item>
          <text:p text:style-name="P20"><text:span text:style-name="T5">P(</text:span><text:span text:style-name="T6">spy(a) | </text:span><text:span text:style-name="T10">P</text:span><text:span text:style-name="T5">) = P(</text:span><text:span text:style-name="T10">P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P</text:span><text:span text:style-name="T5">)</text:span>, P = <text:span text:style-name="T12">agent </text:span>play<text:span text:style-name="T12">s</text:span> mission success</text:p>
        </text:list-item>
        <text:list-item>
          <text:p text:style-name="P20"><text:span text:style-name="T5">P(</text:span><text:span text:style-name="T6">spy(a) | </text:span><text:span text:style-name="T10">Z</text:span><text:span text:style-name="T5">) = P(</text:span><text:span text:style-name="T10">Z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Z</text:span><text:span text:style-name="T5">)</text:span>, Z = <text:span text:style-name="T35">some </text:span><text:span text:style-name="T12">agent/</text:span><text:span text:style-name="T35">s</text:span><text:span text:style-name="T12"> </text:span>play <text:span text:style-name="T36">to sabotage</text:span> mission</text:p>
        </text:list-item>
        <text:list-item>
          <text:p text:style-name="P21"><text:span text:style-name="T5">P(</text:span><text:span text:style-name="T6">spy(a) | </text:span><text:span text:style-name="T10">N</text:span><text:span text:style-name="T5">) = P(</text:span><text:span text:style-name="T10">N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N</text:span><text:span text:style-name="T5">)</text:span>, N = agent nominates a subset of all players for mission</text:p>
        </text:list-item>
        <text:list-item>
          <text:p text:style-name="P22"><text:span text:style-name="T5">P(</text:span><text:span text:style-name="T6">spy(a) | </text:span><text:span text:style-name="T7">V</text:span><text:span text:style-name="T5">) = P(</text:span><text:span text:style-name="T7">V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7">V</text:span><text:span text:style-name="T5">)</text:span>, V = vote for the <text:span text:style-name="T11">proposed mission team, </text:span><text:span text:style-name="T16">either A or R</text:span></text:p>
        </text:list-item>
        <text:list-item>
          <text:p text:style-name="P23">Must update the priors too</text:p>
        </text:list-item>
      </text:list>
      <text:p text:style-name="P11"/>
      <text:p text:style-name="P12">Probabilities to Track <text:span text:style-name="T45">Version 2</text:span>:</text:p>
      <text:list xml:id="list152558951273581" text:continue-numbering="true" text:style-name="L2">
        <text:list-item>
          <text:p text:style-name="P35">Let spy(a) = “agent a is a spy”</text:p>
        </text:list-item>
        <text:list-item>
          <text:p text:style-name="P36">Let action(a, b) = “agent a performs action b”</text:p>
        </text:list-item>
        <text:list-item>
          <text:p text:style-name="P37"><text:span text:style-name="T23">We w</text:span>ant to find the following posterior: P(spy(a) | action(<text:span text:style-name="T21">a</text:span>, b))</text:p>
        </text:list-item>
        <text:list-item>
          <text:p text:style-name="P38"><text:span text:style-name="T3">P(</text:span><text:span text:style-name="T52">spy(a) | </text:span><text:span text:style-name="T46">M</text:span><text:span text:style-name="T3">) = P(</text:span><text:span text:style-name="T46">M</text:span><text:span text:style-name="T3"> </text:span><text:span text:style-name="T52">| spy(a)</text:span><text:span text:style-name="T3">)*P(</text:span><text:span text:style-name="T53">spy(a)</text:span><text:span text:style-name="T3">)/P(</text:span><text:span text:style-name="T46">M</text:span><text:span text:style-name="T3">)</text:span>, <text:span text:style-name="T46">M</text:span> = <text:span text:style-name="T46">the mission succeeds</text:span></text:p>
        </text:list-item>
        <text:list-item>
          <text:p text:style-name="P39"><text:span text:style-name="T3">P(</text:span><text:span text:style-name="T52">spy(a) | </text:span><text:span text:style-name="T46">S</text:span><text:span text:style-name="T3">) = P(</text:span><text:span text:style-name="T46">S</text:span><text:span text:style-name="T3"> </text:span><text:span text:style-name="T52">| spy(a)</text:span><text:span text:style-name="T3">)*P(</text:span><text:span text:style-name="T53">spy(a)</text:span><text:span text:style-name="T3">)/P(</text:span><text:span text:style-name="T46">S</text:span><text:span text:style-name="T3">)</text:span>, <text:span text:style-name="T46">S</text:span> = <text:span text:style-name="T46">the mission was sabotaged</text:span></text:p>
        </text:list-item>
        <text:list-item>
          <text:p text:style-name="P39"><text:span text:style-name="T3">P(</text:span><text:span text:style-name="T52">spy(a) | </text:span><text:span text:style-name="T47">T</text:span><text:span text:style-name="T48">(a)</text:span><text:span text:style-name="T3">) = P(</text:span><text:span text:style-name="T47">T</text:span><text:span text:style-name="T48">(a)</text:span><text:span text:style-name="T3"> </text:span><text:span text:style-name="T52">| spy(a)</text:span><text:span text:style-name="T3">)*P(</text:span><text:span text:style-name="T53">spy(a)</text:span><text:span text:style-name="T3">)/P(</text:span><text:span text:style-name="T47">T</text:span><text:span text:style-name="T48">(a)</text:span><text:span text:style-name="T3">)</text:span>, <text:span text:style-name="T47">T</text:span><text:span text:style-name="T48">(a)</text:span> = <text:span text:style-name="T47">mission T </text:span><text:span text:style-name="T48">is nominated by agent a</text:span></text:p>
        </text:list-item>
        <text:list-item>
          <text:p text:style-name="P40"><text:span text:style-name="T3">P(</text:span><text:span text:style-name="T52">spy(a) | </text:span><text:span text:style-name="T54">V</text:span><text:span text:style-name="T49">(a)</text:span><text:span text:style-name="T3">) = P(</text:span><text:span text:style-name="T54">V</text:span><text:span text:style-name="T49">(a)</text:span><text:span text:style-name="T3"> </text:span><text:span text:style-name="T52">| spy(a)</text:span><text:span text:style-name="T3">)*P(</text:span><text:span text:style-name="T53">spy(a)</text:span><text:span text:style-name="T3">)/P(</text:span><text:span text:style-name="T54">V</text:span><text:span text:style-name="T49">(a)</text:span><text:span text:style-name="T3">)</text:span>, V<text:span text:style-name="T49">(a)</text:span> = <text:span text:style-name="T50">agent a </text:span>vote<text:span text:style-name="T50">s</text:span> for the <text:span text:style-name="T11">proposed mission </text:span><text:span text:style-name="T51">T(a)</text:span><text:span text:style-name="T11"> team, </text:span><text:span text:style-name="T16">either A or R</text:span></text:p>
        </text:list-item>
        <text:list-item>
          <text:p text:style-name="P41">Must update the priors too</text:p>
        </text:list-item>
      </text:list>
      <text:p text:style-name="P5"/>
      <text:p text:style-name="P6">Estimating Action Probabilities:</text:p>
      <text:list xml:id="list2691134505" text:style-name="L3">
        <text:list-item>
          <text:p text:style-name="P24">When estimating P(<text:span text:style-name="T20">action(</text:span><text:span text:style-name="T21">a</text:span><text:span text:style-name="T20">, b)</text:span>), for any action, <text:span text:style-name="T20">action(</text:span><text:span text:style-name="T21">a</text:span><text:span text:style-name="T20">, b)</text:span>:</text:p>
          <text:list>
            <text:list-item>
              <text:p text:style-name="P25">Estimate P(<text:span text:style-name="T20">action(</text:span><text:span text:style-name="T21">a</text:span><text:span text:style-name="T20">, b)</text:span> | world_i) weighted by P(world_i):</text:p>
              <text:list>
                <text:list-item>
                  <text:p text:style-name="P26">P(<text:span text:style-name="T20">action(</text:span><text:span text:style-name="T21">a</text:span><text:span text:style-name="T20">, b)</text:span>) = sum(P(<text:span text:style-name="T20">action(</text:span><text:span text:style-name="T21">a</text:span><text:span text:style-name="T20">, b) </text:span>| <text:span text:style-name="T20">spy(a)</text:span>) * P(<text:span text:style-name="T20">spy(a)</text:span>), I) <text:span text:style-name="T17">prob</text:span><text:span text:style-name="T22">ably </text:span><text:span text:style-name="T17">don’t need the sum!</text:span></text:p>
                </text:list-item>
                <text:list-item>
                  <text:p text:style-name="P33">P(<text:span text:style-name="T18">action(a, </text:span><text:span text:style-name="T19">b</text:span><text:span text:style-name="T18">)</text:span>) = P(<text:span text:style-name="T18">action(a, </text:span><text:span text:style-name="T19">b</text:span><text:span text:style-name="T18">)</text:span> | <text:span text:style-name="T17">P(spy(a))</text:span>) * P(<text:span text:style-name="T17">P(spy(a))</text:span>)</text:p>
                </text:list-item>
                <text:list-item>
                  <text:p text:style-name="P34">Need P(spy(a)) now, can this just be a prior? - <text:span text:style-name="T55">yes</text:span></text:p>
                </text:list-item>
              </text:list>
            </text:list-item>
          </text:list>
        </text:list-item>
        <text:list-item>
          <text:p text:style-name="P42"><text:span text:style-name="T25">When action </text:span><text:span text:style-name="T26">action(</text:span><text:span text:style-name="T27">a</text:span><text:span text:style-name="T26">, b)</text:span><text:span text:style-name="T25"> occurs, must update all world probabilities to include this new info. </text:span><text:span text:style-name="T28">Do this b</text:span><text:span text:style-name="T29">y </text:span><text:span text:style-name="T28">calculating P(World | </text:span><text:span text:style-name="T26">action(</text:span><text:span text:style-name="T27">a</text:span><text:span text:style-name="T26">, b)</text:span><text:span text:style-name="T28">).</text:span></text:p>
        </text:list-item>
      </text:list>
      <text:p text:style-name="P7"/>
      <text:p text:style-name="P8">General Notes:</text:p>
      <text:list xml:id="list1936220502" text:style-name="L4">
        <text:list-item>
          <text:p text:style-name="P43"><text:span text:style-name="T24">Let indexed probability values denote P(X) at some iteration of the Bayesian update rule. </text:span><text:span text:style-name="T32">Hence P(X) is </text:span><text:span text:style-name="T24">P_0(X) prior to any updates, P_1(X) after the first update and so on...</text:span></text:p>
        </text:list-item>
        <text:list-item>
          <text:p text:style-name="P44"><text:span text:style-name="T31">If </text:span><text:span text:style-name="T30">P_0(spy(a)) </text:span><text:span text:style-name="T33">is the initial prior for P(spy(a)) </text:span><text:span text:style-name="T31">then </text:span><text:span text:style-name="T33">first </text:span><text:span text:style-name="T31">update is </text:span><text:span text:style-name="T24">P(spy(a) | action(a, b)) = P_</text:span><text:span text:style-name="T30">1</text:span><text:span text:style-name="T24">(spy(a)), </text:span><text:span text:style-name="T34">where the conditional is computed via Bayes’ Rule</text:span><text:span text:style-name="T24">.</text:span></text:p>
        </text:list-item>
        <text:list-item>
          <text:p text:style-name="P27">Hence we require a prior probability distribution for P(spy(a)) for all agents, a. Let this be the following uniform distribution: 1/number of players.</text:p>
        </text:list-item>
      </text:list>
      <text:p text:style-name="P9"/>
      <text:p text:style-name="P10">Questions:</text:p>
      <text:list xml:id="list2809355889" text:style-name="L5">
        <text:list-item>
          <text:p text:style-name="P28">validation of present agent </text:p>
        </text:list-item>
        <text:list-item>
          <text:p text:style-name="P28"><text:soft-page-break/>plotting performance <text:span text:style-name="T35">as compared with the random agent</text:span></text:p>
          <text:list>
            <text:list-item>
              <text:p text:style-name="P29">win rate <text:span text:style-name="T37">per game for 100 games – </text:span><text:span text:style-name="T38">spies and resistance. </text:span><text:span text:style-name="T37"><text:s/></text:span></text:p>
            </text:list-item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12:50.323102595</meta:creation-date>
    <meta:generator>LibreOffice/7.1.6.2$Linux_X86_64 LibreOffice_project/10$Build-2</meta:generator>
    <dc:date>2021-10-15T12:56:12.666394236</dc:date>
    <meta:editing-duration>PT13H44M46S</meta:editing-duration>
    <meta:editing-cycles>65</meta:editing-cycles>
    <meta:document-statistic meta:table-count="0" meta:image-count="0" meta:object-count="0" meta:page-count="2" meta:paragraph-count="48" meta:word-count="536" meta:character-count="2889" meta:non-whitespace-character-count="2435"/>
  </office:meta>
</office:document-meta>
</file>